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style:style>
    <style:style style:name="P2" style:family="paragraph" style:parent-style-name="Standard">
      <style:text-properties style:font-name="FreeMono" officeooo:rsid="001eed64" officeooo:paragraph-rsid="001eed64"/>
    </style:style>
    <style:style style:name="P3" style:family="paragraph" style:parent-style-name="Standard">
      <style:text-properties officeooo:paragraph-rsid="001eed64"/>
    </style:style>
    <style:style style:name="P4" style:family="paragraph" style:parent-style-name="Standard">
      <style:text-properties officeooo:paragraph-rsid="001eed64"/>
    </style:style>
    <style:style style:name="P5" style:family="paragraph" style:parent-style-name="Standard">
      <style:text-properties officeooo:rsid="002252f8" officeooo:paragraph-rsid="002252f8"/>
    </style:style>
    <style:style style:name="P6" style:family="paragraph" style:parent-style-name="Standard">
      <style:text-properties officeooo:rsid="002252f8" officeooo:paragraph-rsid="00230c9a"/>
    </style:style>
    <style:style style:name="P7" style:family="paragraph" style:parent-style-name="Standard">
      <style:text-properties officeooo:rsid="002252f8" officeooo:paragraph-rsid="0024e0be"/>
    </style:style>
    <style:style style:name="P8" style:family="paragraph" style:parent-style-name="Standard">
      <style:text-properties officeooo:rsid="00230c9a" officeooo:paragraph-rsid="00230c9a"/>
    </style:style>
    <style:style style:name="P9" style:family="paragraph" style:parent-style-name="Standard">
      <style:text-properties officeooo:rsid="00288afd" officeooo:paragraph-rsid="00288afd"/>
    </style:style>
    <style:style style:name="P10" style:family="paragraph" style:parent-style-name="Standard">
      <style:text-properties officeooo:rsid="002a212a" officeooo:paragraph-rsid="002a212a"/>
    </style:style>
    <style:style style:name="P11" style:family="paragraph" style:parent-style-name="Standard">
      <style:text-properties officeooo:rsid="002a212a" officeooo:paragraph-rsid="002aa64a"/>
    </style:style>
    <style:style style:name="P12" style:family="paragraph" style:parent-style-name="Standard">
      <style:text-properties officeooo:rsid="002aa64a" officeooo:paragraph-rsid="002aa64a"/>
    </style:style>
    <style:style style:name="P13" style:family="paragraph" style:parent-style-name="Standard">
      <style:paragraph-properties fo:break-before="page"/>
      <style:text-properties officeooo:rsid="002252f8" officeooo:paragraph-rsid="002252f8"/>
    </style:style>
    <style:style style:name="P14" style:family="paragraph" style:parent-style-name="Standard">
      <style:paragraph-properties fo:padding="0.0201in" fo:border="0.26pt solid #000000" style:shadow="none"/>
      <style:text-properties fo:font-size="10pt" officeooo:rsid="002a212a" officeooo:paragraph-rsid="002a212a" style:font-size-asian="10pt" style:font-size-complex="10pt"/>
    </style:style>
    <style:style style:name="P15" style:family="paragraph" style:parent-style-name="Standard">
      <style:paragraph-properties fo:padding="0.0201in" fo:border="0.26pt solid #000000" style:shadow="none"/>
      <style:text-properties fo:font-size="10pt" officeooo:rsid="002aa64a" officeooo:paragraph-rsid="002aa64a" style:font-size-asian="10pt" style:font-size-complex="10pt"/>
    </style:style>
    <style:style style:name="T1" style:family="text">
      <style:text-properties style:font-name="FreeMono"/>
    </style:style>
    <style:style style:name="T2" style:family="text">
      <style:text-properties style:font-name="FreeMono" style:text-underline-style="solid" style:text-underline-width="auto" style:text-underline-color="font-color"/>
    </style:style>
    <style:style style:name="T3" style:family="text">
      <style:text-properties style:font-name="FreeMono" officeooo:rsid="00230c9a"/>
    </style:style>
    <style:style style:name="T4" style:family="text">
      <style:text-properties style:font-name="FreeMono" officeooo:rsid="0024e0be"/>
    </style:style>
    <style:style style:name="T5" style:family="text">
      <style:text-properties style:font-name="FreeMono" officeooo:rsid="002930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ristopher Bero</text:p>
      <text:p text:style-name="P2">CPE 412</text:p>
      <text:p text:style-name="P2">Homework 5</text:p>
      <text:p text:style-name="P1"/>
      <text:p text:style-name="P3"><text:span text:style-name="T1">Create a hybrid multi-threaded/message passing implementation of the matrix/matrix multiplication program as outlined in Question 3 of Exam 2 and measure its execution characteristics on the UAH Jetson cluster. This representation assumes that the first matrix is of size</text:span><text:span text:style-name="Emphasis"><text:span text:style-name="Strong_20_Emphasis"><text:span text:style-name="T1"> lxm</text:span></text:span></text:span><text:span text:style-name="T1"> and the second matrix is of size </text:span><text:span text:style-name="Strong_20_Emphasis"><text:span text:style-name="Emphasis"><text:span text:style-name="T1">mxn</text:span></text:span></text:span><text:span text:style-name="T1">. Assume that the quantities being multiplied are of type float. This program should be written in a general manner to allows the number of message passing processes and the number of threads per message passing process to be independently set by the user at run time. The program should have been designed using the same row-wise decomposition method that was used in two of the previous homework assignments. It should be written in a manner that will result in the total amount of computation to be divided as evenly as possible among the message-passing processes with the computation that is assigned to each message-passing processes in turn being further divided as evenly as possible between the associated threads. A combination of </text:span><text:span text:style-name="Strong_20_Emphasis"><text:span text:style-name="T1">MPI</text:span></text:span><text:span text:style-name="T1"> and either </text:span><text:span text:style-name="Strong_20_Emphasis"><text:span text:style-name="T1">OpenMP</text:span></text:span><text:span text:style-name="T1"> or</text:span><text:span text:style-name="Strong_20_Emphasis"><text:span text:style-name="T1"> pThreads</text:span></text:span><text:span text:style-name="T1"> should be utilized to complete this problem. The number of threads should be a command-line parameter while the number of message-passing processes should be set using the mpirun command. The l, m, and n dimensions should also be command line parameters that can be set at run time. If the executable is named mm_mult_hybrid then the syntax needed to execute the code should take on the general form shown below:<text:line-break/></text:span></text:p>
      <text:p text:style-name="P3"><text:span text:style-name="Strong_20_Emphasis"><text:span text:style-name="T1">mpirun -np [No. Processes] mm_mult_hybrid [No. Threads/Process] [dim_l] [dim_m] [dim_n])</text:span></text:span><text:span text:style-name="T1"> <text:line-break/></text:span></text:p>
      <text:p text:style-name="P3"><text:span text:style-name="T1">After verifying that the program executes correctly on the </text:span><text:span text:style-name="Strong_20_Emphasis"><text:span text:style-name="T1">Jetson</text:span></text:span><text:span text:style-name="T1"> cluster as discussed in class then comment out the output and record the execution times for the 1 MPI Process/8 thread per process case, 2 MPI Process/4 thread per process case, 4 MPI Process/2 thread per process case, and the 8 MPI Process/1 thread per process case assuming square matrices of size </text:span><text:span text:style-name="Emphasis"><text:span text:style-name="Strong_20_Emphasis"><text:span text:style-name="T1">m</text:span></text:span></text:span><text:span text:style-name="T1">=</text:span><text:span text:style-name="Emphasis"><text:span text:style-name="Strong_20_Emphasis"><text:span text:style-name="T1">n</text:span></text:span></text:span><text:span text:style-name="T1">=</text:span><text:span text:style-name="Strong_20_Emphasis"><text:span text:style-name="Emphasis"><text:span text:style-name="T1">l</text:span></text:span></text:span><text:span text:style-name="T1">=3,000. Also run a reference 1/MPI Process 1 thread per process case as a reference for the same </text:span><text:span text:style-name="Emphasis"><text:span text:style-name="Strong_20_Emphasis"><text:span text:style-name="T1">m</text:span></text:span></text:span><text:span text:style-name="T1">=</text:span><text:span text:style-name="Strong_20_Emphasis"><text:span text:style-name="Emphasis"><text:span text:style-name="T1">n</text:span></text:span></text:span><text:span text:style-name="T1">=</text:span><text:span text:style-name="Emphasis"><text:span text:style-name="Strong_20_Emphasis"><text:span text:style-name="T1">l</text:span></text:span></text:span><text:span text:style-name="T1">=3,000 dimensions. </text:span><text:span text:style-name="T2">In collecting this data you are to use the</text:span><text:span text:style-name="Strong_20_Emphasis"><text:span text:style-name="T2"> run_script</text:span></text:span><text:span text:style-name="T2"> command where the number of nodes selected is set to the number of MPI processes that are employed.</text:span><text:span text:style-name="T1"> After this compare these execution times with that of the original serial program. What is the relative speedup and efficiency for each case? Is there a significant difference between the various parallel implementations? If so give a possible explanation as to why the execution time was not the same for each case given that the total number of threads is the same in all cases and your code was designed to evenly distribute the workload among the threads.</text:span></text:p>
      <text:p text:style-name="P3"><text:span text:style-name="T1"/></text:p>
      <text:p text:style-name="P5"><text:span text:style-name="T1"/></text:p>
      <text:p text:style-name="P13"><text:span text:style-name="T1">Execution times:</text:span></text:p>
      <text:p text:style-name="P5"><text:span text:style-name="T1">1 Process, 1 Thread - 889.82942 seconds</text:span></text:p>
      <text:p text:style-name="P5"><text:span text:style-name="T1">1 Process, 8 Threads – 244.24643 seconds</text:span></text:p>
      <text:p text:style-name="P5"><text:span text:style-name="T1">2 Processes, 4 Threads - 121.79133 seconds</text:span></text:p>
      <text:p text:style-name="P5"><text:span text:style-name="T1">4 Processes, 2 Threads - 116.63394 seconds</text:span></text:p>
      <text:p text:style-name="P5"><text:span text:style-name="T1">8 Processes, 1 Thread - 113.54748 seconds</text:span></text:p>
      <text:p text:style-name="P5"><text:span text:style-name="T1"/></text:p>
      <text:p text:style-name="P8"><text:span text:style-name="T1">Speedup:</text:span></text:p>
      <text:p text:style-name="P6"><text:span text:style-name="T1">1 Process, 1 Thread – </text:span><text:span text:style-name="T3">1.0</text:span></text:p>
      <text:p text:style-name="P6"><text:span text:style-name="T1">1 Process, 8 Threads – </text:span><text:span text:style-name="T3">3.64</text:span></text:p>
      <text:p text:style-name="P6"><text:span text:style-name="T1">2 Processes, 4 Threads – </text:span><text:span text:style-name="T3">7.31</text:span></text:p>
      <text:p text:style-name="P6"><text:span text:style-name="T1">4 Processes, 2 Threads – </text:span><text:span text:style-name="T3">7.63</text:span></text:p>
      <text:p text:style-name="P6"><text:span text:style-name="T1">8 Processes, 1 Thread – </text:span><text:span text:style-name="T3">7.84</text:span></text:p>
      <text:p text:style-name="P3"><text:span text:style-name="T1"/></text:p>
      <text:p text:style-name="P8"><text:span text:style-name="T1">Efficiency:</text:span></text:p>
      <text:p text:style-name="P7"><text:span text:style-name="T1">1 Process, 1 Thread – </text:span><text:span text:style-name="T3">1.0</text:span></text:p>
      <text:p text:style-name="P7"><text:span text:style-name="T1">1 Process, 8 Threads – </text:span><text:span text:style-name="T3">3.64</text:span></text:p>
      <text:p text:style-name="P7"><text:span text:style-name="T1">2 Processes, 4 Threads – </text:span><text:span text:style-name="T4">3.65</text:span></text:p>
      <text:p text:style-name="P7"><text:span text:style-name="T1">4 Processes, 2 Threads – </text:span><text:span text:style-name="T4">1.91</text:span></text:p>
      <text:p text:style-name="P7"><text:span text:style-name="T1">8 Processes, 1 Thread – </text:span><text:span text:style-name="T4">0.98</text:span></text:p>
      <text:p text:style-name="P7"><text:span text:style-name="T4"/></text:p>
      <text:p text:style-name="P9"><text:span text:style-name="T4">T</text:span><text:span text:style-name="T1">here is a pretty significant difference in runtime between the parallelized tasks. This could be due to collisions in memory access within a single multi threaded process. Each MPI process receives its own copy of the matrix elements, but the threads are operating on shared memory within their parent process.</text:span></text:p>
      <text:p text:style-name="P9"><text:span text:style-name="T1"/></text:p>
      <text:p text:style-name="P9"><text:span text:style-name="T1"/></text:p>
      <text:p text:style-name="P10"><text:span text:style-name="T1">Makefile:</text:span></text:p>
      <text:p text:style-name="P14"><text:span text:style-name="T1">all: mm_mult_hybrid mm_mult_serial_gnu</text:span></text:p>
      <text:p text:style-name="P14"><text:span text:style-name="T1"><text:tab/></text:span></text:p>
      <text:p text:style-name="P14"><text:span text:style-name="T1">mm_mult_serial_gnu:</text:span></text:p>
      <text:p text:style-name="P14"><text:span text:style-name="T1"><text:tab/>g++ src/mm_mult_serial.cpp -o bin/mm_mult_serial_gnu -O3</text:span></text:p>
      <text:p text:style-name="P14"><text:span text:style-name="T1"/></text:p>
      <text:p text:style-name="P14"><text:span text:style-name="T1">mm_mult_omp:</text:span></text:p>
      <text:p text:style-name="P14"><text:span text:style-name="T1"><text:tab/>g++ src/mm_mult_omp.cpp -o bin/mm_mult_omp -O3 -fopenmp -Wall</text:span></text:p>
      <text:p text:style-name="P14"><text:span text:style-name="T1"><text:tab/></text:span></text:p>
      <text:p text:style-name="P14"><text:span text:style-name="T1">mm_mult_hybrid:</text:span></text:p>
      <text:p text:style-name="P14"><text:span text:style-name="T1"><text:tab/>export OMPI_CXX=g++</text:span></text:p>
      <text:p text:style-name="P14"><text:span text:style-name="T1"><text:tab/>mpic++ src/mm_mult_hybrid.cpp -o bin/mm_mult_hybrid -O3 -fopenmp -Wall</text:span></text:p>
      <text:p text:style-name="P14"><text:span text:style-name="T1"/></text:p>
      <text:p text:style-name="P14"><text:span text:style-name="T1">clean:</text:span></text:p>
      <text:p text:style-name="P14"><text:span text:style-name="T1"><text:tab/>rm bin/*</text:span></text:p>
      <text:p text:style-name="P14"><text:span text:style-name="T1"><text:tab/>rm src/*.o</text:span></text:p>
      <text:p text:style-name="P10"><text:span text:style-name="T1"/></text:p>
      <text:p text:style-name="P12"><text:span text:style-name="T1">Source:</text:span></text:p>
      <text:p text:style-name="P15"><text:span text:style-name="T1">/******************************************************************/</text:span></text:p>
      <text:p text:style-name="P15"><text:span text:style-name="T1">/* Matrix Matrix Multiplication Program Example -- hybrid version */</text:span></text:p>
      <text:p text:style-name="P15"><text:span text:style-name="T1">/* September 2015 -- B. Earl Wells -- University of Alabama <text:s text:c="6"/>*/</text:span></text:p>
      <text:p text:style-name="P15"><text:span text:style-name="T1">/* <text:s text:c="35"/>in Huntsville <text:s text:c="14"/>*/</text:span></text:p>
      <text:p text:style-name="P15"><text:span text:style-name="T1">/******************************************************************/</text:span></text:p>
      <text:p text:style-name="P15"><text:span text:style-name="T1"/></text:p>
      <text:p text:style-name="P15"><text:span text:style-name="T1">/**</text:span></text:p>
      <text:p text:style-name="P15"><text:span text:style-name="T1"><text:s/>* Christopher Bero</text:span></text:p>
      <text:p text:style-name="P15"><text:span text:style-name="T1"><text:s/>* CPE 412</text:span></text:p>
      <text:p text:style-name="P15"><text:span text:style-name="T1"><text:s/>* Homework 5</text:span></text:p>
      <text:p text:style-name="P15"><text:span text:style-name="T1"><text:s/>*/</text:span></text:p>
      <text:p text:style-name="P15"><text:span text:style-name="T1"/></text:p>
      <text:p text:style-name="P15"><text:span text:style-name="T1">using namespace std;</text:span></text:p>
      <text:p text:style-name="P15"><text:span text:style-name="T1">#include &lt;iostream&gt;</text:span></text:p>
      <text:p text:style-name="P15"><text:soft-page-break/><text:span text:style-name="T1">#include &lt;iomanip&gt;</text:span></text:p>
      <text:p text:style-name="P15"><text:span text:style-name="T1">#include &lt;sstream&gt;</text:span></text:p>
      <text:p text:style-name="P15"><text:span text:style-name="T1">#include &lt;stdlib.h&gt;</text:span></text:p>
      <text:p text:style-name="P15"><text:span text:style-name="T1">#include &lt;string.h&gt;</text:span></text:p>
      <text:p text:style-name="P15"><text:span text:style-name="T1">#include &lt;sys/time.h&gt;</text:span></text:p>
      <text:p text:style-name="P15"><text:span text:style-name="T1"/></text:p>
      <text:p text:style-name="P15"><text:span text:style-name="T1">/**</text:span></text:p>
      <text:p text:style-name="P15"><text:span text:style-name="T1"><text:s/>* headers for an MPI/OMP program</text:span></text:p>
      <text:p text:style-name="P15"><text:span text:style-name="T1"><text:s/>*/</text:span></text:p>
      <text:p text:style-name="P15"><text:span text:style-name="T1">#include &lt;mpi.h&gt;</text:span></text:p>
      <text:p text:style-name="P15"><text:span text:style-name="T1">#include &lt;stdio.h&gt;</text:span></text:p>
      <text:p text:style-name="P15"><text:span text:style-name="T1">#include &lt;stdlib.h&gt;</text:span></text:p>
      <text:p text:style-name="P15"><text:span text:style-name="T1">#include &lt;unistd.h&gt;</text:span></text:p>
      <text:p text:style-name="P15"><text:span text:style-name="T1">#include &lt;math.h&gt;</text:span></text:p>
      <text:p text:style-name="P15"><text:span text:style-name="T1">#include &lt;omp.h&gt;</text:span></text:p>
      <text:p text:style-name="P15"><text:span text:style-name="T1"/></text:p>
      <text:p text:style-name="P15"><text:span text:style-name="T1">#define DEBUG false<text:tab/><text:tab/><text:tab/>/* whether to output matrices or not */</text:span></text:p>
      <text:p text:style-name="P15"><text:span text:style-name="T1">#define MX_SZ 320</text:span></text:p>
      <text:p text:style-name="P15"><text:span text:style-name="T1">#define SEED 2397 <text:s text:c="10"/>/* random number seed */</text:span></text:p>
      <text:p text:style-name="P15"><text:span text:style-name="T1">#define MAX_VALUE <text:s/>100.0 <text:s text:c="3"/>/* maximum size of array elements A, and B */</text:span></text:p>
      <text:p text:style-name="P15"><text:span text:style-name="T1"/></text:p>
      <text:p text:style-name="P15"><text:span text:style-name="T1">/* copied from mpbench */</text:span></text:p>
      <text:p text:style-name="P15"><text:span text:style-name="T1">#define TIMER_CLEAR <text:s text:c="4"/>(tv1.tv_sec = tv1.tv_usec = tv2.tv_sec = tv2.tv_usec = 0)</text:span></text:p>
      <text:p text:style-name="P15"><text:span text:style-name="T1">#define TIMER_START <text:s text:c="4"/>gettimeofday(&amp;tv1, (struct timezone*)0)</text:span></text:p>
      <text:p text:style-name="P15"><text:span text:style-name="T1">#define TIMER_ELAPSED <text:s text:c="2"/>((tv2.tv_usec-tv1.tv_usec)+((tv2.tv_sec-tv1.tv_sec)*1000000))</text:span></text:p>
      <text:p text:style-name="P15"><text:span text:style-name="T1">#define TIMER_STOP <text:s text:c="5"/>gettimeofday(&amp;tv2, (struct timezone*)0)</text:span></text:p>
      <text:p text:style-name="P15"><text:span text:style-name="T1">struct timeval tv1,tv2;</text:span></text:p>
      <text:p text:style-name="P15"><text:span text:style-name="T1"/></text:p>
      <text:p text:style-name="P15"><text:span text:style-name="T1">typedef struct matrix_dimensions</text:span></text:p>
      <text:p text:style-name="P15"><text:span text:style-name="T1">{</text:span></text:p>
      <text:p text:style-name="P15"><text:span text:style-name="T1"><text:tab/>/**</text:span></text:p>
      <text:p text:style-name="P15"><text:span text:style-name="T1"><text:tab/> * Corresponding:</text:span></text:p>
      <text:p text:style-name="P15"><text:span text:style-name="T1"><text:tab/> * [l,m] * [m,n] = [l,n]</text:span></text:p>
      <text:p text:style-name="P15"><text:span text:style-name="T1"><text:tab/> */</text:span></text:p>
      <text:p text:style-name="P15"><text:span text:style-name="T1"><text:tab/>unsigned int l, m, n;</text:span></text:p>
      <text:p text:style-name="P15"><text:span text:style-name="T1">} matrix_dimensions;</text:span></text:p>
      <text:p text:style-name="P15"><text:span text:style-name="T1"/></text:p>
      <text:p text:style-name="P15"><text:span text:style-name="T1">/**</text:span></text:p>
      <text:p text:style-name="P15"><text:span text:style-name="T1"><text:s/>* Generic function which does the same as the definition statements</text:span></text:p>
      <text:p text:style-name="P15"><text:span text:style-name="T1"><text:s/>*/</text:span></text:p>
      <text:p text:style-name="P15"><text:span text:style-name="T1">float * cartesian (float * matrix, int row_sz, int row, int col)</text:span></text:p>
      <text:p text:style-name="P15"><text:span text:style-name="T1">{</text:span></text:p>
      <text:p text:style-name="P15"><text:span text:style-name="T1"><text:tab/>return( (matrix + (row * row_sz) + col) );</text:span></text:p>
      <text:p text:style-name="P15"><text:span text:style-name="T1">}</text:span></text:p>
      <text:p text:style-name="P15"><text:span text:style-name="T1"/></text:p>
      <text:p text:style-name="P15"><text:span text:style-name="T1">/*</text:span></text:p>
      <text:p text:style-name="P15"><text:span text:style-name="T1"><text:s text:c="3"/>Routine to retrieve the data size of the numbers array from the</text:span></text:p>
      <text:p text:style-name="P15"><text:span text:style-name="T1"><text:s text:c="3"/>command line or by prompting the user for the information</text:span></text:p>
      <text:p text:style-name="P15"><text:span text:style-name="T1">*/</text:span></text:p>
      <text:p text:style-name="P15"><text:span text:style-name="T1">void get_index_size(int argc, char *argv[], unsigned int * tcount, unsigned int *dim_l, unsigned int *dim_m, unsigned int *dim_n)</text:span></text:p>
      <text:p text:style-name="P15"><text:span text:style-name="T1">{</text:span></text:p>
      <text:p text:style-name="P15"><text:span text:style-name="T1"><text:s text:c="4"/>if(argc!=3 &amp;&amp; argc!=5)</text:span></text:p>
      <text:p text:style-name="P15"><text:span text:style-name="T1"><text:s text:c="4"/>{</text:span></text:p>
      <text:p text:style-name="P15"><text:span text:style-name="T1"><text:s text:c="8"/>cout&lt;&lt;"usage: <text:s/>mm_mult_hybrid [thread_count] [l_dimension] &lt;m_dimension n_dimmension&gt;"</text:span></text:p>
      <text:p text:style-name="P15"><text:span text:style-name="T1"><text:s text:c="12"/>&lt;&lt; endl;</text:span></text:p>
      <text:p text:style-name="P15"><text:span text:style-name="T1"><text:s text:c="8"/>exit(1);</text:span></text:p>
      <text:p text:style-name="P15"><text:span text:style-name="T1"><text:s text:c="4"/>}</text:span></text:p>
      <text:p text:style-name="P15"><text:span text:style-name="T1"><text:s text:c="4"/>else</text:span></text:p>
      <text:p text:style-name="P15"><text:span text:style-name="T1"><text:s text:c="4"/>{</text:span></text:p>
      <text:p text:style-name="P15"><text:span text:style-name="T1"><text:s text:c="8"/>if (argc == 3)</text:span></text:p>
      <text:p text:style-name="P15"><text:span text:style-name="T1"><text:s text:c="8"/>{</text:span></text:p>
      <text:p text:style-name="P15"><text:span text:style-name="T1"><text:s text:c="8"/><text:tab/>*tcount = atoi(argv[1]);</text:span></text:p>
      <text:p text:style-name="P15"><text:span text:style-name="T1"><text:s text:c="12"/>*dim_l = *dim_n = *dim_m = atoi(argv[2]);</text:span></text:p>
      <text:p text:style-name="P15"><text:span text:style-name="T1"><text:s text:c="8"/>}</text:span></text:p>
      <text:p text:style-name="P15"><text:soft-page-break/><text:span text:style-name="T1"><text:s text:c="8"/>else</text:span></text:p>
      <text:p text:style-name="P15"><text:span text:style-name="T1"><text:s text:c="8"/>{</text:span></text:p>
      <text:p text:style-name="P15"><text:span text:style-name="T1"><text:s text:c="8"/><text:tab/>*tcount = atoi(argv[1]);</text:span></text:p>
      <text:p text:style-name="P15"><text:span text:style-name="T1"><text:s text:c="12"/>*dim_l = atoi(argv[2]);</text:span></text:p>
      <text:p text:style-name="P15"><text:span text:style-name="T1"><text:s text:c="12"/>*dim_m = atoi(argv[3]);</text:span></text:p>
      <text:p text:style-name="P15"><text:span text:style-name="T1"><text:s text:c="12"/>*dim_n = atoi(argv[4]);</text:span></text:p>
      <text:p text:style-name="P15"><text:span text:style-name="T1"><text:s text:c="8"/>}</text:span></text:p>
      <text:p text:style-name="P15"><text:span text:style-name="T1"><text:s text:c="4"/>}</text:span></text:p>
      <text:p text:style-name="P15"><text:span text:style-name="T1"><text:s text:c="4"/>if (*dim_l&lt;=0 || *dim_n&lt;=0 || *dim_m&lt;=0 || *tcount &lt;= 0)</text:span></text:p>
      <text:p text:style-name="P15"><text:span text:style-name="T1"><text:s text:c="4"/>{</text:span></text:p>
      <text:p text:style-name="P15"><text:span text:style-name="T1"><text:s text:c="8"/>cout&lt;&lt;"Error: number of rows and/or columns must be greater than 0"</text:span></text:p>
      <text:p text:style-name="P15"><text:span text:style-name="T1"><text:s text:c="12"/>&lt;&lt; endl;</text:span></text:p>
      <text:p text:style-name="P15"><text:span text:style-name="T1"><text:s text:c="8"/>exit(1);</text:span></text:p>
      <text:p text:style-name="P15"><text:span text:style-name="T1"><text:s text:c="4"/>}</text:span></text:p>
      <text:p text:style-name="P15"><text:span text:style-name="T1">}</text:span></text:p>
      <text:p text:style-name="P15"><text:span text:style-name="T1"/></text:p>
      <text:p text:style-name="P15"><text:span text:style-name="T1">/*</text:span></text:p>
      <text:p text:style-name="P15"><text:span text:style-name="T1"><text:s text:c="3"/>Routine that fills the number matrix with Random Data with values</text:span></text:p>
      <text:p text:style-name="P15"><text:span text:style-name="T1"><text:s text:c="3"/>between 0 and MAX_VALUE</text:span></text:p>
      <text:p text:style-name="P15"><text:span text:style-name="T1"><text:s text:c="3"/>This simulates in some way what might happen if there was a</text:span></text:p>
      <text:p text:style-name="P15"><text:span text:style-name="T1"><text:s text:c="3"/>single sequential data acquisition source such as a single file</text:span></text:p>
      <text:p text:style-name="P15"><text:span text:style-name="T1">*/</text:span></text:p>
      <text:p text:style-name="P15"><text:span text:style-name="T1">void fill_matrix(float *array,int dim_m,int dim_n)</text:span></text:p>
      <text:p text:style-name="P15"><text:span text:style-name="T1">{</text:span></text:p>
      <text:p text:style-name="P15"><text:span text:style-name="T1"><text:s text:c="4"/>int i,j;</text:span></text:p>
      <text:p text:style-name="P15"><text:span text:style-name="T1"><text:s text:c="4"/>for(i=0; i&lt;dim_m; i++)</text:span></text:p>
      <text:p text:style-name="P15"><text:span text:style-name="T1"><text:s text:c="4"/>{</text:span></text:p>
      <text:p text:style-name="P15"><text:span text:style-name="T1"><text:s text:c="8"/>for (j=0; j&lt;dim_n; j++)</text:span></text:p>
      <text:p text:style-name="P15"><text:span text:style-name="T1"><text:s text:c="8"/>{</text:span></text:p>
      <text:p text:style-name="P15"><text:span text:style-name="T1"><text:s text:c="12"/>array[i*dim_n+j]=drand48()*MAX_VALUE;</text:span></text:p>
      <text:p text:style-name="P15"><text:span text:style-name="T1"><text:s text:c="8"/>}</text:span></text:p>
      <text:p text:style-name="P15"><text:span text:style-name="T1"><text:s text:c="4"/>}</text:span></text:p>
      <text:p text:style-name="P15"><text:span text:style-name="T1">}</text:span></text:p>
      <text:p text:style-name="P15"><text:span text:style-name="T1"/></text:p>
      <text:p text:style-name="P15"><text:span text:style-name="T1">/*</text:span></text:p>
      <text:p text:style-name="P15"><text:span text:style-name="T1"><text:s text:c="3"/>Routine that outputs the matrices to the screen</text:span></text:p>
      <text:p text:style-name="P15"><text:span text:style-name="T1">*/</text:span></text:p>
      <text:p text:style-name="P15"><text:span text:style-name="T1">void print_matrix(float *array,int dim_m,int dim_n)</text:span></text:p>
      <text:p text:style-name="P15"><text:span text:style-name="T1">{</text:span></text:p>
      <text:p text:style-name="P15"><text:span text:style-name="T1"><text:s text:c="4"/>int i,j;</text:span></text:p>
      <text:p text:style-name="P15"><text:span text:style-name="T1"><text:s text:c="4"/>for(i=0; i&lt;dim_m; i++)</text:span></text:p>
      <text:p text:style-name="P15"><text:span text:style-name="T1"><text:s text:c="4"/>{</text:span></text:p>
      <text:p text:style-name="P15"><text:span text:style-name="T1"><text:s text:c="8"/>for (j=0; j&lt;dim_n; j++)</text:span></text:p>
      <text:p text:style-name="P15"><text:span text:style-name="T1"><text:s text:c="8"/>{</text:span></text:p>
      <text:p text:style-name="P15"><text:span text:style-name="T1"><text:s text:c="12"/>cout &lt;&lt; array[i*dim_n+j] &lt;&lt; " ";</text:span></text:p>
      <text:p text:style-name="P15"><text:span text:style-name="T1"><text:s text:c="8"/>}</text:span></text:p>
      <text:p text:style-name="P15"><text:span text:style-name="T1"><text:s text:c="8"/>cout &lt;&lt; endl;</text:span></text:p>
      <text:p text:style-name="P15"><text:span text:style-name="T1"><text:s text:c="4"/>}</text:span></text:p>
      <text:p text:style-name="P15"><text:span text:style-name="T1">}</text:span></text:p>
      <text:p text:style-name="P15"><text:span text:style-name="T1"/></text:p>
      <text:p text:style-name="P15"><text:span text:style-name="T1">/*</text:span></text:p>
      <text:p text:style-name="P15"><text:span text:style-name="T1"><text:tab/>pThreads worker commands</text:span></text:p>
      <text:p text:style-name="P15"><text:span text:style-name="T1">*/</text:span></text:p>
      <text:p text:style-name="P15"><text:span text:style-name="T1">void worker (float * local_a, float * b, float * c, unsigned int groupSize, \</text:span></text:p>
      <text:p text:style-name="P15"><text:span text:style-name="T1"><text:tab/><text:tab/><text:tab/>long unsigned int mStart, matrix_dimensions dim, int vDisps[], <text:s/>int rank, unsigned int * tcount)</text:span></text:p>
      <text:p text:style-name="P15"><text:span text:style-name="T1">{</text:span></text:p>
      <text:p text:style-name="P15"><text:span text:style-name="T1"><text:tab/>unsigned int i;</text:span></text:p>
      <text:p text:style-name="P15"><text:span text:style-name="T1"><text:tab/>//cout &lt;&lt; "rank: " &lt;&lt; rank &lt;&lt; ", tcount: " &lt;&lt; *tcount &lt;&lt; endl;</text:span></text:p>
      <text:p text:style-name="P15"><text:span text:style-name="T1"><text:tab/>//fflush(stdout);</text:span></text:p>
      <text:p text:style-name="P15"><text:span text:style-name="T1"><text:tab/>#pragma omp parallel for num_threads(*tcount)</text:span></text:p>
      <text:p text:style-name="P15"><text:span text:style-name="T1"><text:tab/>for (i=0; i &lt; groupSize; ++i)</text:span></text:p>
      <text:p text:style-name="P15"><text:span text:style-name="T1"><text:tab/>{</text:span></text:p>
      <text:p text:style-name="P15"><text:span text:style-name="T1"><text:tab/><text:tab/>long unsigned int elem = (mStart + i);</text:span></text:p>
      <text:p text:style-name="P15"><text:span text:style-name="T1"><text:tab/><text:tab/>int a_row = (elem/dim.n);</text:span></text:p>
      <text:p text:style-name="P15"><text:span text:style-name="T1"><text:tab/><text:tab/>int a_row_local= a_row - (vDisps[rank]/dim.m);</text:span></text:p>
      <text:p text:style-name="P15"><text:span text:style-name="T1"><text:tab/><text:tab/>int b_col = (elem % dim.n);</text:span></text:p>
      <text:p text:style-name="P15"><text:soft-page-break/><text:span text:style-name="T1"><text:tab/><text:tab/>float dot_prod = 0.0;</text:span></text:p>
      <text:p text:style-name="P15"><text:span text:style-name="T1"><text:tab/><text:tab/>unsigned int k;</text:span></text:p>
      <text:p text:style-name="P15"><text:span text:style-name="T1"/></text:p>
      <text:p text:style-name="P15"><text:span text:style-name="T1"><text:tab/><text:tab/>for (k=0; k&lt;dim.m; k++)</text:span></text:p>
      <text:p text:style-name="P15"><text:span text:style-name="T1"><text:tab/><text:tab/>{</text:span></text:p>
      <text:p text:style-name="P15"><text:span text:style-name="T1"><text:tab/><text:tab/><text:tab/>dot_prod += *cartesian(local_a, dim.m, a_row_local, k) * *cartesian(b, dim.n, k, b_col); // A(a_row,k)*B(k,b_col);</text:span></text:p>
      <text:p text:style-name="P15"><text:span text:style-name="T1"><text:tab/><text:tab/>}</text:span></text:p>
      <text:p text:style-name="P15"><text:span text:style-name="T1"><text:tab/><text:tab/>c[i] = dot_prod;</text:span></text:p>
      <text:p text:style-name="P15"><text:span text:style-name="T1"><text:tab/>}</text:span></text:p>
      <text:p text:style-name="P15"><text:span text:style-name="T1">}</text:span></text:p>
      <text:p text:style-name="P15"><text:span text:style-name="T1"/></text:p>
      <text:p text:style-name="P15"><text:span text:style-name="T1">/*</text:span></text:p>
      <text:p text:style-name="P15"><text:span text:style-name="T1"><text:s text:c="3"/>MAIN ROUTINE: summation of a number list</text:span></text:p>
      <text:p text:style-name="P15"><text:span text:style-name="T1">*/</text:span></text:p>
      <text:p text:style-name="P15"><text:span text:style-name="T1">int main( int argc, char *argv[])</text:span></text:p>
      <text:p text:style-name="P15"><text:span text:style-name="T1">{</text:span></text:p>
      <text:p text:style-name="P15"><text:span text:style-name="T1"><text:tab/>// Matrix variables</text:span></text:p>
      <text:p text:style-name="P15"><text:span text:style-name="T1"><text:tab/>float *a,*b,*c; <text:tab/><text:tab/><text:tab/><text:tab/><text:tab/><text:tab/><text:tab/>/* matrix (0,0) address */</text:span></text:p>
      <text:p text:style-name="P15"><text:span text:style-name="T1"><text:tab/>float * local_a;<text:tab/><text:tab/><text:tab/><text:tab/><text:tab/><text:tab/><text:tab/>/* chunk of a to operate on */</text:span></text:p>
      <text:p text:style-name="P15"><text:span text:style-name="T1"><text:s text:c="4"/>matrix_dimensions dim; <text:tab/><text:tab/><text:tab/><text:tab/><text:tab/><text:tab/>/* matrix dimensions */</text:span></text:p>
      <text:p text:style-name="P15"><text:span text:style-name="T1"><text:s text:c="4"/>long unsigned int i; <text:tab/><text:tab/><text:tab/><text:tab/><text:tab/>/* indexes */</text:span></text:p>
      <text:p text:style-name="P15"><text:span text:style-name="T1"><text:tab/>long unsigned int mStart, mEnd; <text:tab/><text:tab/><text:tab/>/* index of beginning and ending elements for subproblem */</text:span></text:p>
      <text:p text:style-name="P15"><text:span text:style-name="T1"><text:tab/>long unsigned int aCount, bCount, cCount; <text:tab/>/* Number of elements in matrix */</text:span></text:p>
      <text:p text:style-name="P15"><text:span text:style-name="T1"><text:tab/>unsigned int * tcount;</text:span></text:p>
      <text:p text:style-name="P15"><text:span text:style-name="T1"/></text:p>
      <text:p text:style-name="P15"><text:span text:style-name="T1"><text:tab/>// MPI variables</text:span></text:p>
      <text:p text:style-name="P15"><text:span text:style-name="T1"><text:tab/>int nmtsks, rank; <text:tab/><text:tab/>/* default MPI variables */</text:span></text:p>
      <text:p text:style-name="P15"><text:span text:style-name="T1"><text:tab/>unsigned int groupSize;<text:tab/>/* Number of elements to process */</text:span></text:p>
      <text:p text:style-name="P15"><text:span text:style-name="T1"/></text:p>
      <text:p text:style-name="P15"><text:span text:style-name="T1"><text:tab/>/**</text:span></text:p>
      <text:p text:style-name="P15"><text:span text:style-name="T1"><text:tab/> * MPI initialization</text:span></text:p>
      <text:p text:style-name="P15"><text:span text:style-name="T1"><text:tab/> */</text:span></text:p>
      <text:p text:style-name="P15"><text:span text:style-name="T1"><text:tab/>MPI_Init(&amp;argc,&amp;argv); <text:tab/><text:tab/><text:tab/><text:tab/><text:tab/>/* initalize MPI environment */</text:span></text:p>
      <text:p text:style-name="P15"><text:span text:style-name="T1"><text:tab/>MPI_Comm_size(MPI_COMM_WORLD,&amp;nmtsks);<text:tab/>/* find total number of tasks */</text:span></text:p>
      <text:p text:style-name="P15"><text:span text:style-name="T1"><text:tab/>MPI_Comm_rank(MPI_COMM_WORLD,&amp;rank); <text:tab/>/* get task identity number */</text:span></text:p>
      <text:p text:style-name="P15"><text:span text:style-name="T1"/></text:p>
      <text:p text:style-name="P15"><text:span text:style-name="T1"><text:tab/>tcount = new (nothrow) unsigned int;</text:span></text:p>
      <text:p text:style-name="P15"><text:span text:style-name="T1"/></text:p>
      <text:p text:style-name="P15"><text:span text:style-name="T1"><text:s text:c="4"/>/**</text:span></text:p>
      <text:p text:style-name="P15"><text:span text:style-name="T1"><text:s text:c="5"/>* Process 0 sets up the operands</text:span></text:p>
      <text:p text:style-name="P15"><text:span text:style-name="T1"><text:s text:c="5"/>*/</text:span></text:p>
      <text:p text:style-name="P15"><text:span text:style-name="T1"><text:s text:c="4"/>if (rank == 0)</text:span></text:p>
      <text:p text:style-name="P15"><text:span text:style-name="T1"><text:tab/>{</text:span></text:p>
      <text:p text:style-name="P15"><text:span text:style-name="T1"><text:tab/><text:tab/>/*</text:span></text:p>
      <text:p text:style-name="P15"><text:span text:style-name="T1"><text:tab/><text:tab/><text:tab/>get matrix sizes AND THREAD COUNT</text:span></text:p>
      <text:p text:style-name="P15"><text:span text:style-name="T1"><text:tab/><text:tab/>*/</text:span></text:p>
      <text:p text:style-name="P15"><text:span text:style-name="T1"><text:tab/><text:tab/>get_index_size(argc,argv,tcount,&amp;dim.l,&amp;dim.m,&amp;dim.n);</text:span></text:p>
      <text:p text:style-name="P15"><text:span text:style-name="T1"/></text:p>
      <text:p text:style-name="P15"><text:span text:style-name="T1"><text:tab/><text:tab/>aCount = (dim.l * dim.m);</text:span></text:p>
      <text:p text:style-name="P15"><text:span text:style-name="T1"><text:tab/><text:tab/>bCount = (dim.m * dim.n);</text:span></text:p>
      <text:p text:style-name="P15"><text:span text:style-name="T1"><text:tab/><text:tab/>cCount = (dim.l * dim.n);</text:span></text:p>
      <text:p text:style-name="P15"><text:span text:style-name="T1"/></text:p>
      <text:p text:style-name="P15"><text:span text:style-name="T1"><text:tab/><text:tab/>// dynamically allocate from heap the numbers in the memory space</text:span></text:p>
      <text:p text:style-name="P15"><text:span text:style-name="T1"><text:tab/><text:tab/>// for the a,b, and c matrices</text:span></text:p>
      <text:p text:style-name="P15"><text:span text:style-name="T1"><text:tab/><text:tab/>a = new (nothrow) float[dim.l*dim.m];</text:span></text:p>
      <text:p text:style-name="P15"><text:span text:style-name="T1"><text:tab/><text:tab/>b = new (nothrow) float[dim.m*dim.n];</text:span></text:p>
      <text:p text:style-name="P15"><text:span text:style-name="T1"><text:tab/><text:tab/>if(a==0 || b==0)</text:span></text:p>
      <text:p text:style-name="P15"><text:span text:style-name="T1"><text:tab/><text:tab/>{</text:span></text:p>
      <text:p text:style-name="P15"><text:span text:style-name="T1"><text:tab/><text:tab/><text:tab/>cout &lt;&lt;"ERROR: <text:s/>Insufficient Memory" &lt;&lt; endl &lt;&lt; flush;</text:span></text:p>
      <text:p text:style-name="P15"><text:span text:style-name="T1"><text:tab/><text:tab/><text:tab/>exit(1);</text:span></text:p>
      <text:p text:style-name="P15"><text:span text:style-name="T1"><text:tab/><text:tab/>}</text:span></text:p>
      <text:p text:style-name="P15"><text:soft-page-break/><text:span text:style-name="T1"/></text:p>
      <text:p text:style-name="P15"><text:span text:style-name="T1"><text:tab/><text:tab/>/*</text:span></text:p>
      <text:p text:style-name="P15"><text:span text:style-name="T1"><text:tab/><text:tab/> <text:s text:c="2"/>initialize numbers matrix with random data</text:span></text:p>
      <text:p text:style-name="P15"><text:span text:style-name="T1"><text:tab/><text:tab/>*/</text:span></text:p>
      <text:p text:style-name="P15"><text:span text:style-name="T1"><text:tab/><text:tab/>srand48(SEED);</text:span></text:p>
      <text:p text:style-name="P15"><text:span text:style-name="T1"><text:tab/><text:tab/>fill_matrix(a,dim.l,dim.m);</text:span></text:p>
      <text:p text:style-name="P15"><text:span text:style-name="T1"><text:tab/><text:tab/>fill_matrix(b,dim.m,dim.n);</text:span></text:p>
      <text:p text:style-name="P15"><text:span text:style-name="T1"/></text:p>
      <text:p text:style-name="P15"><text:span text:style-name="T1"><text:tab/><text:tab/>/*</text:span></text:p>
      <text:p text:style-name="P15"><text:span text:style-name="T1"><text:tab/><text:tab/> <text:s/>output numbers matrix</text:span></text:p>
      <text:p text:style-name="P15"><text:span text:style-name="T1"><text:tab/><text:tab/>*/</text:span></text:p>
      <text:p text:style-name="P15"><text:span text:style-name="T1"><text:tab/><text:tab/>if (DEBUG)</text:span></text:p>
      <text:p text:style-name="P15"><text:span text:style-name="T1"><text:tab/><text:tab/>{</text:span></text:p>
      <text:p text:style-name="P15"><text:span text:style-name="T1"><text:tab/><text:tab/><text:tab/>cout &lt;&lt; "A matrix =" &lt;&lt; endl;</text:span></text:p>
      <text:p text:style-name="P15"><text:span text:style-name="T1"><text:tab/><text:tab/><text:tab/>print_matrix(a,dim.l,dim.m);</text:span></text:p>
      <text:p text:style-name="P15"><text:span text:style-name="T1"><text:tab/><text:tab/><text:tab/>cout &lt;&lt; endl;</text:span></text:p>
      <text:p text:style-name="P15"><text:span text:style-name="T1"/></text:p>
      <text:p text:style-name="P15"><text:span text:style-name="T1"><text:tab/><text:tab/><text:tab/>cout &lt;&lt; "B matrix =" &lt;&lt; endl;</text:span></text:p>
      <text:p text:style-name="P15"><text:span text:style-name="T1"><text:tab/><text:tab/><text:tab/>print_matrix(b,dim.m,dim.n);</text:span></text:p>
      <text:p text:style-name="P15"><text:span text:style-name="T1"><text:tab/><text:tab/><text:tab/>cout &lt;&lt; endl;</text:span></text:p>
      <text:p text:style-name="P15"><text:span text:style-name="T1"><text:tab/><text:tab/>}</text:span></text:p>
      <text:p text:style-name="P15"><text:span text:style-name="T1"/></text:p>
      <text:p text:style-name="P15"><text:span text:style-name="T1"><text:tab/><text:tab/>// Start recording the execution time</text:span></text:p>
      <text:p text:style-name="P15"><text:span text:style-name="T1"><text:tab/><text:tab/>TIMER_CLEAR;</text:span></text:p>
      <text:p text:style-name="P15"><text:span text:style-name="T1"><text:tab/><text:tab/>TIMER_START;</text:span></text:p>
      <text:p text:style-name="P15"><text:span text:style-name="T1"><text:tab/>}</text:span></text:p>
      <text:p text:style-name="P15"><text:span text:style-name="T1"/></text:p>
      <text:p text:style-name="P15"><text:span text:style-name="T1"><text:tab/>/**</text:span></text:p>
      <text:p text:style-name="P15"><text:span text:style-name="T1"><text:tab/> * Disseminate matrix dimensions and operands</text:span></text:p>
      <text:p text:style-name="P15"><text:span text:style-name="T1"><text:tab/> */</text:span></text:p>
      <text:p text:style-name="P15"><text:span text:style-name="T1"><text:tab/>MPI_Bcast(&amp;dim, (sizeof(dim)/sizeof(unsigned int)), MPI_UNSIGNED, 0, MPI_COMM_WORLD);</text:span></text:p>
      <text:p text:style-name="P15"><text:span text:style-name="T1"><text:tab/>if (rank != 0)</text:span></text:p>
      <text:p text:style-name="P15"><text:span text:style-name="T1"><text:tab/>{</text:span></text:p>
      <text:p text:style-name="P15"><text:span text:style-name="T1"><text:tab/><text:tab/>aCount = (dim.l * dim.m);</text:span></text:p>
      <text:p text:style-name="P15"><text:span text:style-name="T1"><text:tab/><text:tab/>bCount = (dim.m * dim.n);</text:span></text:p>
      <text:p text:style-name="P15"><text:span text:style-name="T1"><text:tab/><text:tab/>cCount = (dim.l * dim.n);</text:span></text:p>
      <text:p text:style-name="P15"><text:span text:style-name="T1"><text:tab/><text:tab/>b = new (nothrow) float[bCount];</text:span></text:p>
      <text:p text:style-name="P15"><text:span text:style-name="T1"><text:tab/><text:tab/>if(b==0)</text:span></text:p>
      <text:p text:style-name="P15"><text:span text:style-name="T1"><text:tab/><text:tab/>{</text:span></text:p>
      <text:p text:style-name="P15"><text:span text:style-name="T1"><text:tab/><text:tab/><text:tab/>cout &lt;&lt;"ERROR: <text:s/>Insufficient Memory" &lt;&lt; endl &lt;&lt; flush;</text:span></text:p>
      <text:p text:style-name="P15"><text:span text:style-name="T1"><text:tab/><text:tab/><text:tab/>exit(1);</text:span></text:p>
      <text:p text:style-name="P15"><text:span text:style-name="T1"><text:tab/><text:tab/>}</text:span></text:p>
      <text:p text:style-name="P15"><text:span text:style-name="T1"><text:tab/>}</text:span></text:p>
      <text:p text:style-name="P15"><text:span text:style-name="T1"><text:tab/>MPI_Bcast(b, bCount, MPI_FLOAT, 0, MPI_COMM_WORLD); /* Every process gets a full copy of b */</text:span></text:p>
      <text:p text:style-name="P15"><text:span text:style-name="T1"><text:tab/>MPI_Bcast(tcount, 1, MPI_UNSIGNED, 0, MPI_COMM_WORLD);</text:span></text:p>
      <text:p text:style-name="P15"><text:span text:style-name="T1"/></text:p>
      <text:p text:style-name="P15"><text:span text:style-name="T1"/></text:p>
      <text:p text:style-name="P15"><text:span text:style-name="T1"/></text:p>
      <text:p text:style-name="P15"><text:span text:style-name="T1"><text:tab/>/**</text:span></text:p>
      <text:p text:style-name="P15"><text:span text:style-name="T1"><text:tab/> * Calculate subproblem indexes</text:span></text:p>
      <text:p text:style-name="P15"><text:span text:style-name="T1"><text:tab/> */</text:span></text:p>
      <text:p text:style-name="P15"><text:span text:style-name="T1"><text:tab/>groupSize = (cCount / nmtsks);</text:span></text:p>
      <text:p text:style-name="P15"><text:span text:style-name="T1"><text:tab/>mStart = (groupSize * rank);</text:span></text:p>
      <text:p text:style-name="P15"><text:span text:style-name="T1"><text:tab/>mEnd = (mStart + groupSize) - 1;</text:span></text:p>
      <text:p text:style-name="P15"><text:span text:style-name="T1"/></text:p>
      <text:p text:style-name="P15"><text:span text:style-name="T1"><text:tab/>/**</text:span></text:p>
      <text:p text:style-name="P15"><text:span text:style-name="T1"><text:tab/> * If we're the last proc,</text:span></text:p>
      <text:p text:style-name="P15"><text:span text:style-name="T1"><text:tab/> * extend the group to any missed elements</text:span></text:p>
      <text:p text:style-name="P15"><text:span text:style-name="T1"><text:tab/> */</text:span></text:p>
      <text:p text:style-name="P15"><text:span text:style-name="T1"><text:tab/>if (rank == (nmtsks-1))</text:span></text:p>
      <text:p text:style-name="P15"><text:span text:style-name="T1"><text:tab/>{</text:span></text:p>
      <text:p text:style-name="P15"><text:span text:style-name="T1"><text:tab/><text:tab/>mEnd = (cCount-1);</text:span></text:p>
      <text:p text:style-name="P15"><text:span text:style-name="T1"><text:tab/><text:tab/>groupSize = (mEnd+1) - mStart;</text:span></text:p>
      <text:p text:style-name="P15"><text:span text:style-name="T1"><text:tab/>}</text:span></text:p>
      <text:p text:style-name="P15"><text:span text:style-name="T1"/></text:p>
      <text:p text:style-name="P15"><text:soft-page-break/><text:span text:style-name="T1"><text:tab/>/**</text:span></text:p>
      <text:p text:style-name="P15"><text:span text:style-name="T1"><text:tab/> * Send only rows of matrix a that are needed</text:span></text:p>
      <text:p text:style-name="P15"><text:span text:style-name="T1"><text:tab/> * A 5000x5000 matrix is 25000000 elements</text:span></text:p>
      <text:p text:style-name="P15"><text:span text:style-name="T1"><text:tab/> * which with float is 100,000,000 bytes.</text:span></text:p>
      <text:p text:style-name="P15"><text:span text:style-name="T1"><text:tab/> * I'm suddenly a little memory conscious.</text:span></text:p>
      <text:p text:style-name="P15"><text:span text:style-name="T1"><text:tab/> *</text:span></text:p>
      <text:p text:style-name="P15"><text:span text:style-name="T1"><text:tab/> * Need two arrays for scatterv:</text:span></text:p>
      <text:p text:style-name="P15"><text:span text:style-name="T1"><text:tab/> * - Starting element in matrix a to send</text:span></text:p>
      <text:p text:style-name="P15"><text:span text:style-name="T1"><text:tab/> * - Length of segment from matrix a to send</text:span></text:p>
      <text:p text:style-name="P15"><text:span text:style-name="T1"><text:tab/> */</text:span></text:p>
      <text:p text:style-name="P15"><text:span text:style-name="T1"><text:tab/>int vSizes[nmtsks]; /* Size of segment */</text:span></text:p>
      <text:p text:style-name="P15"><text:span text:style-name="T1"><text:tab/>int vDisps[nmtsks]; /* Offset of segment from 0 */</text:span></text:p>
      <text:p text:style-name="P15"><text:span text:style-name="T1"><text:tab/>int elemStart, elemEnd;</text:span></text:p>
      <text:p text:style-name="P15"><text:span text:style-name="T1"><text:tab/>unsigned int rootPartialA = (aCount / nmtsks); /* is the same for rank 0-&gt;(n-2) */</text:span></text:p>
      <text:p text:style-name="P15"><text:span text:style-name="T1"><text:tab/>unsigned int lastPartialA = (aCount - (rootPartialA * (nmtsks-1)));</text:span></text:p>
      <text:p text:style-name="P15"><text:span text:style-name="T1"><text:tab/>for (i=0; i&lt; (unsigned int)nmtsks; ++i)</text:span></text:p>
      <text:p text:style-name="P15"><text:span text:style-name="T1"><text:tab/>{</text:span></text:p>
      <text:p text:style-name="P15"><text:span text:style-name="T1"><text:tab/><text:tab/>elemStart = ((i*rootPartialA))/dim.m*dim.m;</text:span></text:p>
      <text:p text:style-name="P15"><text:span text:style-name="T1"><text:tab/><text:tab/>if (i == (unsigned int)(nmtsks-1))</text:span></text:p>
      <text:p text:style-name="P15"><text:span text:style-name="T1"><text:tab/><text:tab/>{</text:span></text:p>
      <text:p text:style-name="P15"><text:span text:style-name="T1"><text:tab/><text:tab/><text:tab/>elemEnd = ((((i*rootPartialA)-1)+rootPartialA)/dim.m)*dim.m + (dim.m-1);</text:span></text:p>
      <text:p text:style-name="P15"><text:span text:style-name="T1"><text:tab/><text:tab/>} else {</text:span></text:p>
      <text:p text:style-name="P15"><text:span text:style-name="T1"><text:tab/><text:tab/><text:tab/>elemEnd = ((((i*rootPartialA)-1)+lastPartialA)/dim.m)*dim.m + (dim.m-1);</text:span></text:p>
      <text:p text:style-name="P15"><text:span text:style-name="T1"><text:tab/><text:tab/>}</text:span></text:p>
      <text:p text:style-name="P15"><text:span text:style-name="T1"><text:tab/><text:tab/>vSizes[i] = (elemEnd - elemStart) + 1;</text:span></text:p>
      <text:p text:style-name="P15"><text:span text:style-name="T1"><text:tab/><text:tab/>vDisps[i] = (elemStart);</text:span></text:p>
      <text:p text:style-name="P15"><text:span text:style-name="T1"><text:tab/>}</text:span></text:p>
      <text:p text:style-name="P15"><text:span text:style-name="T1"/></text:p>
      <text:p text:style-name="P15"><text:span text:style-name="T1"><text:tab/>local_a = new (nothrow) float[vSizes[rank]];</text:span></text:p>
      <text:p text:style-name="P15"><text:span text:style-name="T1"><text:tab/>if(local_a==0)</text:span></text:p>
      <text:p text:style-name="P15"><text:span text:style-name="T1"><text:tab/>{</text:span></text:p>
      <text:p text:style-name="P15"><text:span text:style-name="T1"><text:tab/><text:tab/>cout &lt;&lt;"ERROR: <text:s/>Insufficient Memory" &lt;&lt; endl &lt;&lt; flush;</text:span></text:p>
      <text:p text:style-name="P15"><text:span text:style-name="T1"><text:tab/><text:tab/>exit(1);</text:span></text:p>
      <text:p text:style-name="P15"><text:span text:style-name="T1"><text:tab/>}</text:span></text:p>
      <text:p text:style-name="P15"><text:span text:style-name="T1"/></text:p>
      <text:p text:style-name="P15"><text:span text:style-name="T1"><text:tab/>MPI_Scatterv(a, vSizes, vDisps, MPI_FLOAT, local_a, vSizes[rank], MPI_FLOAT, 0, MPI_COMM_WORLD);</text:span></text:p>
      <text:p text:style-name="P15"><text:span text:style-name="T1"/></text:p>
      <text:p text:style-name="P15"><text:span text:style-name="T1"><text:tab/>/**</text:span></text:p>
      <text:p text:style-name="P15"><text:span text:style-name="T1"><text:tab/> * Create resulting matrix</text:span></text:p>
      <text:p text:style-name="P15"><text:span text:style-name="T1"><text:tab/> * Trying to save a little bit of memory on matrix C.</text:span></text:p>
      <text:p text:style-name="P15"><text:span text:style-name="T1"><text:tab/> */</text:span></text:p>
      <text:p text:style-name="P15"><text:span text:style-name="T1"><text:tab/>if (rank == 0)</text:span></text:p>
      <text:p text:style-name="P15"><text:span text:style-name="T1"><text:tab/>{</text:span></text:p>
      <text:p text:style-name="P15"><text:span text:style-name="T1"><text:tab/><text:tab/>c = new (nothrow) float[dim.l*dim.n];</text:span></text:p>
      <text:p text:style-name="P15"><text:span text:style-name="T1"><text:tab/>}</text:span></text:p>
      <text:p text:style-name="P15"><text:span text:style-name="T1"><text:tab/>else</text:span></text:p>
      <text:p text:style-name="P15"><text:span text:style-name="T1"><text:tab/>{</text:span></text:p>
      <text:p text:style-name="P15"><text:span text:style-name="T1"><text:tab/><text:tab/>c = new (nothrow) float[groupSize];</text:span></text:p>
      <text:p text:style-name="P15"><text:span text:style-name="T1"><text:tab/>}</text:span></text:p>
      <text:p text:style-name="P15"><text:span text:style-name="T1"><text:tab/>if (c == 0)</text:span></text:p>
      <text:p text:style-name="P15"><text:span text:style-name="T1"><text:tab/>{</text:span></text:p>
      <text:p text:style-name="P15"><text:span text:style-name="T1"><text:tab/><text:tab/>cout &lt;&lt;"ERROR: <text:s/>Insufficient Memory" &lt;&lt; endl &lt;&lt; flush;</text:span></text:p>
      <text:p text:style-name="P15"><text:span text:style-name="T1"><text:tab/><text:tab/>exit(1);</text:span></text:p>
      <text:p text:style-name="P15"><text:span text:style-name="T1"><text:tab/>}</text:span></text:p>
      <text:p text:style-name="P15"><text:span text:style-name="T1"/></text:p>
      <text:p text:style-name="P15"><text:span text:style-name="T1"><text:tab/>//cout &lt;&lt; "MAIN rank: " &lt;&lt; rank &lt;&lt; ", tcount: " &lt;&lt; *tcount &lt;&lt; endl;</text:span></text:p>
      <text:p text:style-name="P15"><text:span text:style-name="T1"><text:tab/>worker(local_a, b, c, groupSize, mStart, dim, vDisps, rank, tcount);</text:span></text:p>
      <text:p text:style-name="P15"><text:span text:style-name="T1"/></text:p>
      <text:p text:style-name="P15"><text:span text:style-name="T1"><text:tab/>MPI_Status status;</text:span></text:p>
      <text:p text:style-name="P15"><text:span text:style-name="T1"><text:tab/>if (nmtsks &gt; 1)</text:span></text:p>
      <text:p text:style-name="P15"><text:span text:style-name="T1"><text:tab/>{</text:span></text:p>
      <text:p text:style-name="P15"><text:span text:style-name="T1"><text:tab/><text:tab/>if (rank == 0)</text:span></text:p>
      <text:p text:style-name="P15"><text:span text:style-name="T1"><text:tab/><text:tab/>{</text:span></text:p>
      <text:p text:style-name="P15"><text:soft-page-break/><text:span text:style-name="T1"><text:tab/><text:tab/><text:tab/>for (int mpitask = 1; mpitask &lt; (nmtsks-1); ++mpitask)</text:span></text:p>
      <text:p text:style-name="P15"><text:span text:style-name="T1"><text:tab/><text:tab/><text:tab/>{</text:span></text:p>
      <text:p text:style-name="P15"><text:span text:style-name="T1"><text:tab/><text:tab/><text:tab/><text:tab/>MPI_Recv(&amp;c[groupSize*mpitask], groupSize, MPI_FLOAT, mpitask, 123, MPI_COMM_WORLD, &amp;status);</text:span></text:p>
      <text:p text:style-name="P15"><text:span text:style-name="T1"><text:tab/><text:tab/><text:tab/>}</text:span></text:p>
      <text:p text:style-name="P15"><text:span text:style-name="T1"><text:tab/><text:tab/><text:tab/>MPI_Recv(&amp;c[groupSize*(nmtsks-1)], groupSize+(cCount % nmtsks), MPI_FLOAT, nmtsks-1, 123, MPI_COMM_WORLD, &amp;status);</text:span></text:p>
      <text:p text:style-name="P15"><text:span text:style-name="T1"><text:tab/><text:tab/>} else {</text:span></text:p>
      <text:p text:style-name="P15"><text:span text:style-name="T1"><text:tab/><text:tab/><text:tab/>MPI_Send(c, groupSize, MPI_FLOAT, 0, 123, MPI_COMM_WORLD);</text:span></text:p>
      <text:p text:style-name="P15"><text:span text:style-name="T1"><text:tab/><text:tab/>}</text:span></text:p>
      <text:p text:style-name="P15"><text:span text:style-name="T1"><text:tab/>}</text:span></text:p>
      <text:p text:style-name="P15"><text:span text:style-name="T1"/></text:p>
      <text:p text:style-name="P15"><text:span text:style-name="T1"><text:tab/>/**</text:span></text:p>
      <text:p text:style-name="P15"><text:span text:style-name="T1"><text:tab/> * Proc 0 outputs results</text:span></text:p>
      <text:p text:style-name="P15"><text:span text:style-name="T1"><text:tab/> */</text:span></text:p>
      <text:p text:style-name="P15"><text:span text:style-name="T1"><text:tab/> MPI_Barrier(MPI_COMM_WORLD);</text:span></text:p>
      <text:p text:style-name="P15"><text:span text:style-name="T1"><text:s text:c="4"/>if (rank == 0)</text:span></text:p>
      <text:p text:style-name="P15"><text:span text:style-name="T1"><text:tab/>{</text:span></text:p>
      <text:p text:style-name="P15"><text:span text:style-name="T1"><text:tab/><text:tab/>/*</text:span></text:p>
      <text:p text:style-name="P15"><text:span text:style-name="T1"><text:tab/><text:tab/> <text:s text:c="2"/>stop recording the execution time</text:span></text:p>
      <text:p text:style-name="P15"><text:span text:style-name="T1"><text:tab/><text:tab/>*/</text:span></text:p>
      <text:p text:style-name="P15"><text:span text:style-name="T1"><text:tab/><text:tab/>TIMER_STOP;</text:span></text:p>
      <text:p text:style-name="P15"><text:span text:style-name="T1"/></text:p>
      <text:p text:style-name="P15"><text:span text:style-name="T1"><text:tab/><text:tab/>if (DEBUG)</text:span></text:p>
      <text:p text:style-name="P15"><text:span text:style-name="T1"><text:tab/><text:tab/>{</text:span></text:p>
      <text:p text:style-name="P15"><text:span text:style-name="T1"><text:tab/><text:tab/><text:tab/>cout &lt;&lt; "C matrix =" &lt;&lt; endl;</text:span></text:p>
      <text:p text:style-name="P15"><text:span text:style-name="T1"><text:tab/><text:tab/><text:tab/>print_matrix(c,dim.l,dim.n);</text:span></text:p>
      <text:p text:style-name="P15"><text:span text:style-name="T1"><text:tab/><text:tab/>}</text:span></text:p>
      <text:p text:style-name="P15"><text:span text:style-name="T1"><text:tab/><text:tab/>cout &lt;&lt; endl;</text:span></text:p>
      <text:p text:style-name="P15"><text:span text:style-name="T1"><text:tab/><text:tab/>cout &lt;&lt; "time=" &lt;&lt; setprecision(8) &lt;&lt; <text:s/>TIMER_ELAPSED/1000000.0</text:span></text:p>
      <text:p text:style-name="P15"><text:span text:style-name="T1"><text:tab/><text:tab/><text:tab/> &lt;&lt; " seconds" &lt;&lt; endl;</text:span></text:p>
      <text:p text:style-name="P15"><text:span text:style-name="T1"><text:tab/>}</text:span></text:p>
      <text:p text:style-name="P15"><text:span text:style-name="T1"/></text:p>
      <text:p text:style-name="P15"><text:span text:style-name="T1"><text:tab/>MPI_Finalize();</text:span></text:p>
      <text:p text:style-name="P15"><text:span text:style-name="T1"/></text:p>
      <text:p text:style-name="P15"><text:span text:style-name="T1"><text:tab/>return(0);</text:span></text:p>
      <text:p text:style-name="P15"><text:span text:style-name="T1">}</text:span></text:p>
      <text:p text:style-name="P11"><text:span text:style-name="T1"/></text:p>
      <text:p text:style-name="P11"><text:span text:style-name="T1"/></text:p>
      <text:p text:style-name="P11"><text:span text:style-name="T1"/></text:p>
      <text:p text:style-name="P1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0:02:58.284011610</meta:creation-date>
    <dc:date>2015-11-25T14:32:18.451746906</dc:date>
    <meta:editing-duration>P1DT1H15M23S</meta:editing-duration>
    <meta:editing-cycles>10</meta:editing-cycles>
    <meta:generator>LibreOffice/5.0.3.2$Linux_X86_64 LibreOffice_project/00m0$Build-2</meta:generator>
    <meta:document-statistic meta:table-count="0" meta:image-count="0" meta:object-count="0" meta:page-count="8" meta:paragraph-count="370" meta:word-count="1893" meta:character-count="12717" meta:non-whitespace-character-count="10302"/>
  </office:meta>
</office:document-meta>
</file>